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6d751" officeooo:paragraph-rsid="0016d751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788f9" officeooo:paragraph-rsid="001788f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7de7e" officeooo:paragraph-rsid="0017de7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8e6d3" officeooo:paragraph-rsid="0018e6d3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c3e43" officeooo:paragraph-rsid="001c3e4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788f9" officeooo:paragraph-rsid="001788f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8e6d3" officeooo:paragraph-rsid="0018e6d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7de7e" officeooo:paragraph-rsid="0017de7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e0873" officeooo:paragraph-rsid="001e0873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18e6d3" officeooo:paragraph-rsid="0018e6d3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1e0873" officeooo:paragraph-rsid="001e0873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c446e" officeooo:paragraph-rsid="001c446e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20e8c7" officeooo:paragraph-rsid="0020e8c7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8e6d3" officeooo:paragraph-rsid="0018e6d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18e6d3" officeooo:paragraph-rsid="00233d1c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26a507" officeooo:paragraph-rsid="0026a50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271169" officeooo:paragraph-rsid="00271169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7244" style:font-weight-asian="normal" style:font-weight-complex="normal"/>
    </style:style>
    <style:style style:name="T3" style:family="text">
      <style:text-properties fo:font-weight="normal" officeooo:rsid="0021425b" style:font-weight-asian="normal" style:font-weight-complex="normal"/>
    </style:style>
    <style:style style:name="T4" style:family="text">
      <style:text-properties fo:font-weight="normal" officeooo:rsid="00217a29" style:font-weight-asian="normal" style:font-weight-complex="normal"/>
    </style:style>
    <style:style style:name="T5" style:family="text">
      <style:text-properties fo:font-weight="normal" officeooo:rsid="0023dc8b" style:font-weight-asian="normal" style:font-weight-complex="normal"/>
    </style:style>
    <style:style style:name="T6" style:family="text">
      <style:text-properties fo:font-weight="normal" officeooo:rsid="00254ed7" style:font-weight-asian="normal" style:font-weight-complex="normal"/>
    </style:style>
    <style:style style:name="T7" style:family="text">
      <style:text-properties fo:font-weight="normal" officeooo:rsid="002568eb" style:font-weight-asian="normal" style:font-weight-complex="normal"/>
    </style:style>
    <style:style style:name="T8" style:family="text">
      <style:text-properties fo:font-weight="normal" officeooo:rsid="0026a507" style:font-weight-asian="normal" style:font-weight-complex="normal"/>
    </style:style>
    <style:style style:name="T9" style:family="text">
      <style:text-properties officeooo:rsid="0017de7e"/>
    </style:style>
    <style:style style:name="T10" style:family="text">
      <style:text-properties officeooo:rsid="0020644e"/>
    </style:style>
    <style:style style:name="T11" style:family="text">
      <style:text-properties officeooo:rsid="00207244"/>
    </style:style>
    <style:style style:name="T12" style:family="text">
      <style:text-properties officeooo:rsid="0021425b"/>
    </style:style>
    <style:style style:name="T13" style:family="text">
      <style:text-properties officeooo:rsid="00217a29"/>
    </style:style>
    <style:style style:name="T14" style:family="text">
      <style:text-properties officeooo:rsid="0023dc8b"/>
    </style:style>
    <style:style style:name="T15" style:family="text">
      <style:text-properties officeooo:rsid="00254ed7"/>
    </style:style>
    <style:style style:name="T16" style:family="text">
      <style:text-properties officeooo:rsid="002568eb"/>
    </style:style>
    <style:style style:name="T17" style:family="text">
      <style:text-properties officeooo:rsid="0026a507"/>
    </style:style>
    <style:style style:name="T18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</text:p>
      <text:p text:style-name="P1"/>
      <text:p text:style-name="P11">Instalação</text:p>
      <text:p text:style-name="P10"/>
      <text:p text:style-name="P9">sudo apt-get install git</text:p>
      <text:p text:style-name="P9"/>
      <text:p text:style-name="P10">Configurações</text:p>
      <text:p text:style-name="P10"/>
      <text:p text:style-name="P7">git config --global user.name “Fulano da Silva”</text:p>
      <text:p text:style-name="P7">git config --global user.email <text:a xlink:type="simple" xlink:href="mailto:fulanodasilva.git@gmail.com" text:style-name="Internet_20_link" text:visited-style-name="Visited_20_Internet_20_Link">fulanodasilva.git@gmail.com</text:a></text:p>
      <text:p text:style-name="P7">.<text:span text:style-name="T10">gitignore → arquivo que armazenas informações de todos os arquivos e diretórios que seram ignorados no commit.</text:span></text:p>
      <text:p text:style-name="P7"/>
      <text:p text:style-name="P10">Comandos</text:p>
      <text:p text:style-name="P1"/>
      <text:p text:style-name="P2">init → <text:span text:style-name="T1">inicializa um projeto git.</text:span></text:p>
      <text:p text:style-name="P2"><text:span text:style-name="T9">status</text:span><text:span text:style-name="T1"> → verifica a situação dos arquivos no repositório GIT.</text:span></text:p>
      <text:p text:style-name="P3">add<text:span text:style-name="T1"> → rastreia o arquivo.</text:span></text:p>
      <text:p text:style-name="P4">commit<text:span text:style-name="T1"> → grava as mudanças no repositório.</text:span></text:p>
      <text:p text:style-name="P4"><text:span text:style-name="T1"><text:tab/>-</text:span>m<text:span text:style-name="T1"> → mensagem do commit.</text:span></text:p>
      <text:p text:style-name="P4"><text:span text:style-name="T1"><text:tab/>-</text:span><text:span text:style-name="T11">a</text:span><text:span text:style-name="T2"> → rastreia o arquivo ao mesmo tempo que comita.</text:span></text:p>
      <text:p text:style-name="P4">log<text:span text:style-name="T1"> → verifica o histórico das alterações gravadas no repositório.</text:span></text:p>
      <text:p text:style-name="P15"><text:span text:style-name="T1"><text:tab/>-</text:span><text:span text:style-name="T13">n</text:span><text:span text:style-name="T4"> → delimita a quantidade de commits visualizados.</text:span></text:p>
      <text:p text:style-name="P15"><text:span text:style-name="T4"><text:tab/>--</text:span><text:span text:style-name="T14">online</text:span><text:span text:style-name="T5"> → mostra apenas uma linha com o código e a messagem dos commites.</text:span></text:p>
      <text:p text:style-name="P5">remote add origin <text:a xlink:type="simple" xlink:href="https://github.com/fulanodasilva/diretorio.git" text:style-name="Internet_20_link" text:visited-style-name="Visited_20_Internet_20_Link">https://github.com/fulanodasilva/diretorio.git</text:a><text:span text:style-name="T1"> → aponta o seu projeto para o github.</text:span></text:p>
      <text:p text:style-name="P5">push origin master → <text:span text:style-name="T1">envia as alterações para o github.</text:span></text:p>
      <text:p text:style-name="P12">clone<text:span text:style-name="T1"> → obtem o projeto do repositório.</text:span></text:p>
      <text:p text:style-name="P13">diff<text:span text:style-name="T1"> → revisa as diferenças entre o arquivo alterado e o que foi comitado anteriormente.</text:span></text:p>
      <text:p text:style-name="P13"><text:span text:style-name="T1"><text:tab/>--</text:span><text:span text:style-name="T12">staged</text:span><text:span text:style-name="T3"> → mostra as diferenças entre os arquivos na área de stage e a última versão que foi comitada.</text:span></text:p>
      <text:p text:style-name="P13"><text:span text:style-name="T3"><text:tab/></text:span><text:span text:style-name="T15">id</text:span><text:span text:style-name="T6"> → código do commit, mostra as alterações dentro e fora da stage.</text:span></text:p>
      <text:p text:style-name="P13"><text:span text:style-name="T6"><text:tab/></text:span><text:span text:style-name="T16">id..id</text:span><text:span text:style-name="T7"> → verifica as diferenças entre dois commits específicos.</text:span></text:p>
      <text:p text:style-name="P13"><text:span text:style-name="T7"><text:tab/></text:span><text:span text:style-name="T17">Id~2</text:span><text:span text:style-name="T8"> → exibe as mudanças nos arquivos do commit de id em relação aos dois commits feitos imediatamente antes.</text:span></text:p>
      <text:p text:style-name="P13"><text:span text:style-name="T8"/></text:p>
      <text:p text:style-name="P16"><text:span text:style-name="T1"><text:tab/>O comando </text:span><text:span text:style-name="T18">status</text:span><text:span text:style-name="T1"> lista os arquivos modificados e o conteúdo da área de stage. Já o comando </text:span><text:span text:style-name="T18">diff</text:span><text:span text:style-name="T1"> mostra detalhadamente quais foram essas modificações, além de permitir verificar mudanças entre dois commits.</text:span></text:p>
      <text:p text:style-name="P13"><text:span text:style-name="T6"/></text:p>
      <text:p text:style-name="P16">rm<text:span text:style-name="T1"> → remove o arquivo e adiciona na stage.</text:span></text:p>
      <text:p text:style-name="P17">mv<text:span text:style-name="T1"> → renomeia o arquivo ou move para outro diretorio.</text:span></text:p>
      <text:p text:style-name="P17"><text:span text:style-name="T1"><text:s text:c="6"/>ex: git mv nomeAtual.txt novoNome.txt</text:span></text:p>
      <text:p text:style-name="P17"><text:span text:style-name="T1"><text:tab/>git mv nomeArquivo.txt diretorioNovo/nomeArquivo.txt</text:span></text:p>
      <text:p text:style-name="P7"/>
      <text:p text:style-name="P8"><text:soft-page-break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10:19:13.082636254</meta:creation-date>
    <dc:date>2016-03-09T19:31:07.064365821</dc:date>
    <meta:editing-duration>PT2H39M6S</meta:editing-duration>
    <meta:editing-cycles>14</meta:editing-cycles>
    <meta:generator>LibreOffice/5.0.3.2$Linux_X86_64 LibreOffice_project/00m0$Build-2</meta:generator>
    <dc:creator>Tarciso Torres</dc:creator>
    <meta:document-statistic meta:table-count="0" meta:image-count="0" meta:object-count="0" meta:page-count="2" meta:paragraph-count="30" meta:word-count="280" meta:character-count="1730" meta:non-whitespace-character-count="1468"/>
  </office:meta>
</office:document-meta>
</file>